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Open Sans" fo:font-size="11pt" style:font-name-asian="Open Sans1" style:font-size-asian="11pt" style:font-name-complex="Open Sans1" style:font-size-complex="11pt"/>
    </style:style>
    <style:style style:name="P3" style:family="paragraph" style:parent-style-name="Standard">
      <style:paragraph-properties fo:margin-top="0in" fo:margin-bottom="0in" loext:contextual-spacing="false"/>
      <style:text-properties style:font-name="Open Sans" fo:font-size="11pt" fo:font-weight="bold" style:font-name-asian="Open Sans1" style:font-size-asian="11pt" style:font-weight-asian="bold" style:font-name-complex="Open Sans1" style:font-size-complex="11pt"/>
    </style:style>
    <style:style style:name="P4" style:family="paragraph" style:parent-style-name="Standard">
      <style:paragraph-properties fo:margin-top="0in" fo:margin-bottom="0in" loext:contextual-spacing="false"/>
      <style:text-properties style:font-name="Open Sans" style:font-name-asian="Open Sans1" style:font-name-complex="Open Sans1"/>
    </style:style>
    <style:style style:name="P5"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P6"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style:font-size-asian="11pt" style:font-size-complex="11pt"/>
    </style:style>
    <style:style style:name="P7" style:family="paragraph" style:parent-style-name="Standard">
      <style:paragraph-properties fo:margin-top="0in" fo:margin-bottom="0in" loext:contextual-spacing="false" fo:text-align="end" style:justify-single-word="false"/>
      <style:text-properties fo:font-size="11pt" style:font-size-asian="11pt" style:font-size-complex="11pt"/>
    </style:style>
    <style:style style:name="P8"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style>
    <style:style style:name="P9" style:family="paragraph" style:parent-style-name="Standard">
      <style:paragraph-properties fo:margin-top="0in" fo:margin-bottom="0in" loext:contextual-spacing="false" fo:text-align="end" style:justify-single-word="false"/>
    </style:style>
    <style:style style:name="P10" style:family="paragraph" style:parent-style-name="Standard">
      <style:paragraph-properties fo:margin-top="0in" fo:margin-bottom="0in" loext:contextual-spacing="false" fo:text-align="center" style:justify-single-word="false">
        <style:tab-stops>
          <style:tab-stop style:position="3.4626in" style:type="center"/>
          <style:tab-stop style:position="6.9252in" style:type="right"/>
        </style:tab-stops>
      </style:paragraph-properties>
    </style:style>
    <style:style style:name="P11" style:family="paragraph" style:parent-style-name="Standard" style:master-page-name="First_20_Page">
      <style:paragraph-properties fo:margin-top="0in" fo:margin-bottom="0in" loext:contextual-spacing="false" style:page-number="1"/>
    </style:style>
    <style:style style:name="P12" style:family="paragraph" style:parent-style-name="Standard" style:list-style-name="WWNum1">
      <style:paragraph-properties fo:margin-left="0.5in" fo:margin-right="0in" fo:margin-top="0in" fo:margin-bottom="0in" loext:contextual-spacing="true" fo:text-indent="-0.25in" style:auto-text-indent="false"/>
    </style:style>
    <style:style style:name="P13" style:family="paragraph" style:parent-style-name="Standard">
      <style:paragraph-properties fo:margin-top="0.7874in" fo:margin-bottom="0in" loext:contextual-spacing="false" fo:line-height="100%" fo:text-align="center" style:justify-single-word="false">
        <style:tab-stops>
          <style:tab-stop style:position="3.4626in" style:type="center"/>
          <style:tab-stop style:position="6.9252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3.4626in" style:type="center"/>
          <style:tab-stop style:position="6.9252in" style:type="right"/>
        </style:tab-stops>
      </style:paragraph-properties>
    </style:style>
    <style:style style:name="P16" style:family="paragraph" style:parent-style-name="Standard">
      <style:paragraph-properties fo:margin-top="0in" fo:margin-bottom="0.7874in" loext:contextual-spacing="false" fo:line-height="100%" fo:text-align="start" style:justify-single-word="false"/>
    </style:style>
    <style:style style:name="T1" style:family="text">
      <style:text-properties fo:font-size="11pt" style:font-size-asian="11pt" style:font-size-complex="11pt"/>
    </style:style>
    <style:style style:name="T2" style:family="text">
      <style:text-properties style:font-name="Open Sans" fo:font-size="11pt" style:font-name-asian="Open Sans1" style:font-size-asian="11pt" style:font-name-complex="Open Sans1" style:font-size-complex="11pt"/>
    </style:style>
    <style:style style:name="T3" style:family="text">
      <style:text-properties style:font-name="Open Sans" fo:font-size="11pt" fo:font-style="italic" style:font-name-asian="Open Sans1" style:font-size-asian="11pt" style:font-style-asian="italic" style:font-name-complex="Open Sans1" style:font-size-complex="11pt"/>
    </style:style>
    <style:style style:name="T4" style:family="text">
      <style:text-properties style:font-name="Open Sans Extrabold" fo:font-size="18pt" style:font-name-asian="Open Sans Extrabold1" style:font-size-asian="18pt" style:font-name-complex="Open Sans Extrabold1" style:font-size-complex="18pt"/>
    </style:style>
    <style:style style:name="T5" style:family="text">
      <style:text-properties style:font-name="Open Sans Semibold" fo:font-size="11pt" style:font-name-asian="Open Sans Semibold1" style:font-size-asian="11pt" style:font-name-complex="Open Sans Semibold1" style:font-size-complex="11pt"/>
    </style:style>
    <style:style style:name="T6" style:family="text">
      <style:text-properties style:font-name="Open Sans Light" style:font-name-asian="Open Sans Light1" style:font-name-complex="Open Sans Ligh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Professional Summary</text:span></text:p>
      <text:p text:style-name="P2"/>
      <text:p text:style-name="P1"><text:span text:style-name="T2">Senior programmer with experience in organizing free software communities, facilitating conversations, and leading activist efforts. A background in creating both web development and desktop applications, as well as customing open source software for project-specific uses. Pursuing leadership and activism roles related to technology.</text:span></text:p>
      <text:p text:style-name="P2"/>
      <text:p text:style-name="P1"><text:span text:style-name="T1">Current Projects</text:span></text:p>
      <text:p text:style-name="P2"/>
      <text:p text:style-name="P1"><text:span text:style-name="T3">The Coral Project</text:span><text:span text:style-name="T2"> (coralproject.net) — Software Engineer</text:span></text:p>
      <text:p text:style-name="P1"><text:span text:style-name="T2">The Mozilla Foundation’s Coral Project is a partnership with the New York Times and Washington Port to develop tools for journalists interacting with their communities.</text:span></text:p>
      <text:p text:style-name="P2"/>
      <text:p text:style-name="P1"><text:span text:style-name="T3">Engine Room’s Matchbox Program </text:span><text:span text:style-name="T2">(theengineroom.org/matchbox-program) — Mentor</text:span></text:p>
      <text:p text:style-name="P1"><text:span text:style-name="T2">Mentored projects building tools for transparency and accountability, as well as provided data analysis support.</text:span></text:p>
      <text:p text:style-name="P2"/>
      <text:p text:style-name="P1"><text:span text:style-name="T3">Internet Freedom Festival </text:span><text:span text:style-name="T2">(internetfreedomfestival.org) — Lead Facilitator</text:span></text:p>
      <text:p text:style-name="P1"><text:span text:style-name="T2">The Internet Freedom Festival is a five-day conference bringing together communities and individuals maintaining and protecting internet freedom.</text:span></text:p>
      <text:p text:style-name="P2"/>
      <text:p text:style-name="P1"><text:span text:style-name="T3">Systerserver</text:span><text:span text:style-name="T2"> (systerserver.net) — System Administrator</text:span></text:p>
      <text:p text:style-name="P1"><text:span text:style-name="T2">A collective administers this server as a learning opportunity, and has done so since 2005. Organized events, including hacking workshops, for women entering technology. </text:span></text:p>
      <text:p text:style-name="P2"/>
      <text:p text:style-name="P1"><text:span text:style-name="T1">Past Projects</text:span></text:p>
      <text:p text:style-name="P2"/>
      <text:list xml:id="list6593878597490674593" text:style-name="WWNum1">
        <text:list-item>
          <text:p text:style-name="P12"><text:span text:style-name="T3">Open Contracting Partnership</text:span><text:span text:style-name="T2"> (open-contracting.org) — Technical lead in the implementation of Mexico City’s open contracting data standard.</text:span></text:p>
        </text:list-item>
        <text:list-item>
          <text:p text:style-name="P12"><text:span text:style-name="T3">D.A.T.A.</text:span><text:span text:style-name="T2"> (datauy.org) — Founder of a Uruguay-based non-profit supporting open data and governmental transparency. Projects included a freedom-of-information request website and Latin America’s main open data and civil society conference.</text:span></text:p>
        </text:list-item>
        <text:list-item>
          <text:p text:style-name="P12"><text:span text:style-name="T3">La Nacion</text:span><text:span text:style-name="T2"> (github.com/crowdata) — Completed a fellowship with Mozilla Open News. Trained journalists to work with data and code. Designed a system to crowdsource data extraction from PDFs.</text:span></text:p>
        </text:list-item>
        <text:list-item>
          <text:p text:style-name="P12"><text:span text:style-name="T3">Hackspace Montevideo</text:span><text:span text:style-name="T2"> — Cofounded and organized a hackerspace in Montevideo, Uruguay to experiment with new technologies.</text:span></text:p>
        </text:list-item>
      </text:list>
      <text:p text:style-name="P2"/>
      <text:p text:style-name="P1"><text:span text:style-name="T1">Work History</text:span></text:p>
      <text:p text:style-name="P3"/>
      <text:p text:style-name="P1"><text:span text:style-name="T3">Analog Analytics</text:span><text:span text:style-name="T2"> — Software developer. Developed a Ruby on Rails platform for clients offering daily deals.</text:span></text:p>
      <text:p text:style-name="P2"/>
      <text:p text:style-name="P1"><text:span text:style-name="T3">Centerpointe Research Institute</text:span><text:span text:style-name="T2"> — Software developer. Maintained a Ruby on Rails ecommerce website.</text:span></text:p>
      <text:p text:style-name="P2"/>
      <text:p text:style-name="P1"><text:span text:style-name="T3">Cubox</text:span><text:span text:style-name="T2"> — Software developer. Consulted on and developed Ruby on Rails projects for international clients, using Agile methodologies.</text:span></text:p>
      <text:p text:style-name="P2"/>
      <text:p text:style-name="P1"><text:span text:style-name="T3">Vozmob</text:span><text:span text:style-name="T2"> — Software developer. Built communication tools for immigrants in Los Angeles, using Drupal and mobile devices.</text:span></text:p>
      <text:p text:style-name="P2"/>
      <text:p text:style-name="P1"><text:span text:style-name="T3">Babeland</text:span><text:span text:style-name="T2"> — Programmer and marketing analyst. Developed internal applications, maintained a Plone website, and trained both system admins and users to use tools. Analyzed web traffic and online marketing efforts.</text:span></text:p>
      <text:p text:style-name="P2"/>
      <text:p text:style-name="P1"><text:span text:style-name="T3">Odeo</text:span><text:span text:style-name="T2"> — Software developer. Created tools for podcasters, as well as as other media users, for the company that delivered Twitter.</text:span></text:p>
      <text:p text:style-name="P2"/>
      <text:p text:style-name="P1"><text:span text:style-name="T3">Radical Designs</text:span><text:span text:style-name="T2"> — Software developer. Built a VoIP project for the U.S. elections, using Interactive Voice Responses (IVRs) in Perl for Asterisk servers.</text:span></text:p>
      <text:p text:style-name="P2"/>
      <text:p text:style-name="P1"><text:span text:style-name="T3">Netviax Solutions</text:span><text:span text:style-name="T2"> — Programmer. Developed a web-based tool for controlling the ticking process internally at a travel agency, using Java and SQL-server.</text:span></text:p>
      <text:p text:style-name="P2"/>
      <text:p text:style-name="P1"><text:span text:style-name="T3">Centro Mac</text:span><text:span text:style-name="T2"> — Programmer. Created multimedia content in Macromedia and Flash. Developed software with GeneXus. Built internal tools for website management. Participated in the GeneXus Internet Virtual Laboratory at Artech Consulting, testing and researching new developer tools.</text:span></text:p>
      <text:p text:style-name="P2"/>
      <text:p text:style-name="P1"><text:span text:style-name="T1">Education</text:span></text:p>
      <text:p text:style-name="P4"/>
      <text:p text:style-name="P1"><text:span text:style-name="T3">University of the Republic of Uruguay</text:span></text:p>
      <text:p text:style-name="P1"><text:span text:style-name="T2">Degree in computer science and telecommunication engineering</text:span></text:p>
      <text:p text:style-name="P2"/>
      <text:p text:style-name="P1"><text:span text:style-name="T3">Artech</text:span></text:p>
      <text:p text:style-name="P1"><text:span text:style-name="T2">Training in Visual Fox Pro, Visual Basic, Java, C++, .NET)</text:span></text:p>
      <text:p text:style-name="P2"/>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pen Sans" fo:font-family="'Open Sans'"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925in" fo:margin-left="-0.075in" fo:margin-top="0in" fo:margin-bottom="0in" table:align="left" style:writing-mode="lr-tb"/>
    </style:style>
    <style:style style:name="Table2.A" style:family="table-column">
      <style:table-column-properties style:column-width="2.3083in"/>
    </style:style>
    <style:style style:name="Table2.1" style:family="table-row">
      <style:table-row-properties fo:keep-together="auto"/>
    </style:style>
    <style:style style:name="Table2.A1" style:family="table-cell">
      <style:table-cell-properties fo:padding="0.0694in" fo:border="none" style:writing-mode="lr-tb"/>
    </style:style>
    <style:style style:name="Table1" style:family="table">
      <style:table-properties style:width="6.925in" fo:margin-left="-0.075in" fo:margin-top="0in" fo:margin-bottom="0in" table:align="left" style:writing-mode="lr-tb"/>
    </style:style>
    <style:style style:name="Table1.A" style:family="table-column">
      <style:table-column-properties style:column-width="3.4625in"/>
    </style:style>
    <style:style style:name="Table1.B" style:family="table-column">
      <style:table-column-properties style:column-width="3.4618in"/>
    </style:style>
    <style:style style:name="Table1.1" style:family="table-row">
      <style:table-row-properties fo:keep-together="auto"/>
    </style:style>
    <style:style style:name="Table1.A1" style:family="table-cell">
      <style:table-cell-properties fo:padding="0.0694in" fo:border="none" style:writing-mode="lr-tb"/>
    </style:style>
    <style:style style:name="MP1"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MP2" style:family="paragraph" style:parent-style-name="Standard">
      <style:paragraph-properties fo:margin-top="0in" fo:margin-bottom="0in" loext:contextual-spacing="false"/>
    </style:style>
    <style:style style:name="M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ab-stops>
          <style:tab-stop style:position="3.4626in" style:type="center"/>
          <style:tab-stop style:position="6.9252in" style:type="right"/>
        </style:tab-stops>
      </style:paragraph-properties>
    </style:style>
    <style:style style:name="MP4" style:family="paragraph" style:parent-style-name="Standard">
      <style:paragraph-properties fo:margin-top="0in" fo:margin-bottom="0in" loext:contextual-spacing="false" fo:text-align="center" style:justify-single-word="false">
        <style:tab-stops>
          <style:tab-stop style:position="3.4626in" style:type="center"/>
          <style:tab-stop style:position="6.9252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MP6" style:family="paragraph" style:parent-style-name="Standard">
      <style:paragraph-properties fo:margin-top="0in" fo:margin-bottom="0.7874in" loext:contextual-spacing="false" fo:line-height="100%" fo:text-align="start" style:justify-single-word="false"/>
    </style:style>
    <style:style style:name="MP7" style:family="paragraph" style:parent-style-name="Standard">
      <style:paragraph-properties fo:margin-top="0.7874in" fo:margin-bottom="0in" loext:contextual-spacing="false" fo:line-height="100%" fo:text-align="center" style:justify-single-word="false">
        <style:tab-stops>
          <style:tab-stop style:position="3.4626in" style:type="center"/>
          <style:tab-stop style:position="6.9252in" style:type="right"/>
        </style:tab-stops>
      </style:paragraph-properties>
    </style:style>
    <style:style style:name="MP8"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text-properties fo:font-size="11pt" style:font-size-asian="11pt" style:font-size-complex="11pt"/>
    </style:style>
    <style:style style:name="MP9" style:family="paragraph" style:parent-style-name="Standard">
      <style:paragraph-properties fo:margin-top="0in" fo:margin-bottom="0in" loext:contextual-spacing="false">
        <style:tab-stops>
          <style:tab-stop style:position="3.4626in" style:type="center"/>
          <style:tab-stop style:position="6.9252in" style:type="right"/>
        </style:tab-stops>
      </style:paragraph-properties>
    </style:style>
    <style:style style:name="MP10" style:family="paragraph" style:parent-style-name="Standard">
      <style:paragraph-properties fo:margin-top="0in" fo:margin-bottom="0in" loext:contextual-spacing="false" fo:text-align="end" style:justify-single-word="false"/>
      <style:text-properties fo:font-size="11pt" style:font-size-asian="11pt" style:font-size-complex="11pt"/>
    </style:style>
    <style:style style:name="MP11" style:family="paragraph" style:parent-style-name="Standard">
      <style:paragraph-properties fo:margin-top="0in" fo:margin-bottom="0in" loext:contextual-spacing="false" fo:text-align="end" style:justify-single-word="false"/>
    </style:style>
    <style:style style:name="MT1" style:family="text">
      <style:text-properties style:font-name="Open Sans Light" style:font-name-asian="Open Sans Light1" style:font-name-complex="Open Sans Light1"/>
    </style:style>
    <style:style style:name="MT2" style:family="text">
      <style:text-properties style:font-name="Open Sans Extrabold" fo:font-size="18pt" style:font-name-asian="Open Sans Extrabold1" style:font-size-asian="18pt" style:font-name-complex="Open Sans Extrabold1" style:font-size-complex="18pt"/>
    </style:style>
    <style:style style:name="MT3" style:family="text">
      <style:text-properties fo:font-size="11pt" style:font-size-asian="11pt" style:font-size-complex="11pt"/>
    </style:style>
    <style:style style:name="MT4" style:family="text">
      <style:text-properties style:font-name="Open Sans Semibold" fo:font-size="11pt" style:font-name-asian="Open Sans Semibold1" style:font-size-asian="11pt" style:font-name-complex="Open Sans Semibold1" style:font-size-complex="11pt"/>
    </style:style>
    <style:page-layout style:name="Mpm1">
      <style:page-layout-properties fo:page-width="8.5in" fo:page-height="11in" style:num-format="1" style:print-orientation="portrait" fo:margin-top="0in" fo:margin-bottom="0.5in" fo:margin-left="0.7874in" fo:margin-right="0.7874in" fo:background-color="#ffffff" style:writing-mode="lr-tb" style:layout-grid-color="#c0c0c0" style:layout-grid-lines="21454"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1.1791in" fo:margin-left="0in" fo:margin-right="0in" fo:margin-bottom="1.1398in" style:dynamic-spacing="true"/>
      </style:header-style>
      <style:footer-style>
        <style:header-footer-properties fo:min-height="0.8744in" fo:margin-left="0in" fo:margin-right="0in" fo:margin-top="0.8346in" style:dynamic-spacing="true"/>
      </style:footer-style>
    </style:page-layout>
  </office:automatic-styles>
  <office:master-styles>
    <style:master-page style:name="Standard" style:page-layout-name="Mpm1">
      <style:header>
        <text:p text:style-name="MP1"/>
      </style:header>
      <style:footer>
        <text:p text:style-name="MP2"/>
        <table:table table:name="Table2" table:style-name="Table2">
          <table:table-column table:style-name="Table2.A" table:number-columns-repeated="3"/>
          <table:table-row table:style-name="Table2.1">
            <table:table-cell table:style-name="Table2.A1" office:value-type="string">
              <text:p text:style-name="MP3"><text:span text:style-name="MT1">Gabriela Rodríguez Berón</text:span></text:p>
            </table:table-cell>
            <table:table-cell table:style-name="Table2.A1" office:value-type="string">
              <text:p text:style-name="MP4"><text:span text:style-name="MT1">gabrielarodriguez.org</text:span></text:p>
            </table:table-cell>
            <table:table-cell table:style-name="Table2.A1" office:value-type="string">
              <text:p text:style-name="MP5"><text:span text:style-name="MT1">github.com/gabelula</text:span></text:p>
            </table:table-cell>
          </table:table-row>
        </table:table>
        <text:p text:style-name="MP6"/>
      </style:footer>
    </style:master-page>
    <style:master-page style:name="First_20_Page" style:display-name="First Page" style:page-layout-name="Mpm1" style:next-style-name="Standard">
      <style:header>
        <text:p text:style-name="MP7"><text:span text:style-name="MT2">Gabriela Rodríguez Berón</text:span></text:p>
        <table:table table:name="Table1" table:style-name="Table1">
          <table:table-column table:style-name="Table1.A"/>
          <table:table-column table:style-name="Table1.B"/>
          <table:table-row table:style-name="Table1.1">
            <table:table-cell table:style-name="Table1.A1" office:value-type="string">
              <text:p text:style-name="MP8"/>
              <text:p text:style-name="MP9"><text:span text:style-name="MT3">gabrielarodriguez.org</text:span></text:p>
              <text:p text:style-name="MP9"><text:span text:style-name="MT4">Portland, Oregon</text:span></text:p>
            </table:table-cell>
            <table:table-cell table:style-name="Table1.A1" office:value-type="string">
              <text:p text:style-name="MP10"/>
              <text:p text:style-name="MP11"><text:span text:style-name="MT4">github.com/gabelula</text:span></text:p>
              <text:p text:style-name="MP11"><text:span text:style-name="MT4">twitter.com/gaba</text:span></text:p>
              <text:p text:style-name="MP11"><text:span text:style-name="MT4">linkedin.com/in/gabelula</text:span></text:p>
            </table:table-cell>
          </table:table-row>
        </table:table>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2" meta:paragraph-count="40" meta:word-count="473" meta:character-count="3670" meta:non-whitespace-character-count="3223"/>
    <meta:generator>LibreOfficeDev/5.1.0.3$Linux_X86_64 LibreOffice_project/</meta:generator>
  </office:meta>
</office:document-meta>
</file>